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黑体" svg:font-family="黑体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>
      <style:text-properties fo:font-size="12pt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paragraph-properties fo:margin-top="0cm" fo:margin-bottom="0.499cm"/>
    </style:style>
    <style:style style:name="T1" style:family="text">
      <style:text-properties fo:color="#0000f0" style:font-name="黑体" fo:font-size="14pt"/>
    </style:style>
    <style:style style:name="T2" style:family="text">
      <style:text-properties fo:color="#0000f0" style:font-name-asian="黑体" style:font-size-asian="14pt"/>
    </style:style>
    <style:style style:name="T3" style:family="text">
      <style:text-properties style:font-name-asian="黑体"/>
    </style:style>
    <style:style style:name="T4" style:family="text">
      <style:text-properties fo:color="#f00000" fo:font-size="12pt"/>
    </style:style>
    <style:style style:name="T5" style:family="text">
      <style:text-properties fo:color="#f00000" style:font-size-asian="12pt"/>
    </style:style>
    <style:style style:name="T6" style:family="text">
      <style:text-properties fo:font-size="12pt"/>
    </style:style>
    <style:style style:name="T7" style:family="text">
      <style:text-properties style:font-size-asian="12pt"/>
    </style:style>
    <style:style style:name="T8" style:family="text">
      <style:text-properties fo:color="#800080"/>
    </style:style>
    <style:style style:name="T9" style:family="text">
      <style:text-properties fo:color="#000000"/>
    </style:style>
    <style:style style:name="T10" style:family="text">
      <style:text-properties fo:color="#000000" fo:font-size="12pt"/>
    </style:style>
    <style:style style:name="T11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apkbus.com/blog-116070-42631.html" office:target-frame-name="_blank" xlink:show="new">上一篇</text:a>"<text:a xlink:type="simple" xlink:href="http://www.apkbus.com/blog-116070-42631.html" office:target-frame-name="_blank" xlink:show="new">ubuntu12.04LTS 安装(非Wubi)Thinkpad E40</text:a> "说了记录了如何安装ubuntu以及基本的设置，现在直接开始搭建开发环境，因为就是这几天做的，用大哥的话，我这样做成功了，你也可以……</text:p>
      <text:p text:style-name="P1"><text:line-break/><text:span text:style-name="T1">Step.1  JDK</text:span><text:span text:style-name="T2">：</text:span><text:span text:style-name="T3"> </text:span>（思路：把文件解压到你要的地方再配置环境变量）</text:p>
      <text:p text:style-name="Text_20_body">1. 下载JDK<text:bookmark text:name="jdk-7u7-oth-JPRXXXjdk-7u7-linux-i586.tar.gz1"/> <text:a xlink:type="simple" xlink:href="http://download.oracle.com/otn-pub/java/jdk/7u7-b10/jdk-7u7-linux-i586.tar.gz" office:name="jdk-7u7-oth-JPRXXXjdk-7u7-linux-i586.tar.gz">jdk-7u7-linux-i586.tar.gz</text:a></text:p>
      <text:p text:style-name="Text_20_body">下载地址在这里<text:a xlink:type="simple" xlink:href="http://download.oracle.com/otn-pub/java/jdk/7u7-b10/jdk-7u7-linux-i586.tar.gz" office:target-frame-name="_blank" xlink:show="new">http://download.oracle.com/otn-pub/java/jdk/7u7-b10/jdk-7u7-linux-i586.tar.gz</text:a></text:p>
      <text:p text:style-name="Text_20_body"><text:line-break/>2.解压安装，我把jdk安装到/opt/java</text:p>
      <text:p text:style-name="Text_20_body">sudo mkdir /opt/java</text:p>
      <text:p text:style-name="Text_20_body">tar -zxvf <text:a xlink:type="simple" xlink:href="http://download.oracle.com/otn-pub/java/jdk/7u7-b10/jdk-7u7-linux-i586.tar.gz" office:name="jdk-7u7-oth-JPRXXXjdk-7u7-linux-i586.tar.gz">jdk-7u7-linux-i586.tar.gz</text:a></text:p>
      <text:p text:style-name="Text_20_body">sudo mv jdk1.7.0_07 /opt/java/<text:line-break/><text:line-break/>3.编辑环境变量：</text:p>
      <text:p text:style-name="P5">gedit /etc/environment</text:p>
      <text:p text:style-name="P3">在文件最后添加 </text:p>
      <text:p text:style-name="P3"></text:p>
      <text:p text:style-name="P3">#set java environment </text:p>
      <text:p text:style-name="P3"></text:p>
      <text:p text:style-name="P3">JAVA_HOME=/opt/java/ jdk1.7.0_07</text:p>
      <text:p text:style-name="P3">export JRE_HOME=/opt/java/ jdk1.7.0_07/jre </text:p>
      <text:p text:style-name="P3">export CLASSPATH=.:$JAVA_HOME/lib:$JRE_HOME/lib:$CLASSPATH </text:p>
      <text:p text:style-name="P3">export PATH=$JAVA_HOME/bin:$JRE_HOME/bin:$PATH </text:p>
      <text:p text:style-name="Text_20_body"><text:span text:style-name="T6">4</text:span><text:span text:style-name="T7">、将系统默认的</text:span><text:span text:style-name="T6">jdk</text:span><text:span text:style-name="T7">修改过来</text:span></text:p>
      <text:p text:style-name="Text_20_body"> </text:p>
      <text:p text:style-name="Text_20_body"><text:span text:style-name="T6">$ sudo update-alternatives --install /usr/bin/java java /opt/java/ jdk1.7.0_07/bin/java 300 </text:span></text:p>
      <text:p text:style-name="Text_20_body"><text:span text:style-name="T6">$ sudo update-alternatives --install /usr/bin/javac javac /opt/java/ jdk1.7.0_07/bin/javac 300 </text:span></text:p>
      <text:p text:style-name="Text_20_body"><text:span text:style-name="T6">$ sudo update-alternatives --config java </text:span><text:line-break/><text:span text:style-name="T6">$ sudo update-alternatives --config javac</text:span></text:p>
      <text:p text:style-name="Text_20_body"> </text:p>
      <text:p text:style-name="Text_20_body"><text:span text:style-name="T6">5</text:span><text:span text:style-name="T7">、检测，输入</text:span><text:span text:style-name="T6">java -version</text:span></text:p>
      <text:p text:style-name="Text_20_body"><text:span text:style-name="T6">java version "1.7.0_07"</text:span><text:line-break/><text:span text:style-name="T6"> </text:span></text:p>
      <text:p text:style-name="Text_20_body"/>
      <text:p text:style-name="Text_20_body"/>
      <text:p text:style-name="P1"><text:span text:style-name="T1">Step.2  MyEclipse10</text:span><text:span text:style-name="T2">： </text:span></text:p>
      <text:p text:style-name="Text_20_body"><text:soft-page-break/>1. 下载下载 myeclipse-<text:span text:style-name="T8">10.6</text:span>-offline-installer-<text:span text:style-name="T9">linux.run;</text:span></text:p>
      <text:p text:style-name="Text_20_body"><text:line-break/>2.解压安装，我安装到/opt/Myeclipse</text:p>
      <text:p text:style-name="Text_20_body">sudo mkdir /opt/Myeclipse</text:p>
      <text:p text:style-name="Text_20_body">cd /home/”Username”/下载/</text:p>
      <text:p text:style-name="Text_20_body">sudo chmod <text:s/>myeclipse-<text:span text:style-name="T8">10.6</text:span>-offline-installer-<text:span text:style-name="T9">linux.run 设黑可写</text:span></text:p>
      <text:p text:style-name="Text_20_body"><text:span text:style-name="T9">sudo <text:s/>myeclipse-</text:span><text:span text:style-name="T8">10.6</text:span><text:span text:style-name="T9">-offline-installer-linux.run</text:span></text:p>
      <text:p text:style-name="P5"><text:span text:style-name="T9">安装过程中，选择安装于</text:span>/opt/MyEclipse/<text:span text:style-name="T9">目录下，然后根据系统版本选择安装相应的MyEclipse</text:span><text:line-break/><text:line-break/>3.安装成功后增加目录读写权限：</text:p>
      <text:p text:style-name="P5"><text:span text:style-name="T9">cd </text:span>/<text:span text:style-name="T9">opt/Myeclipse</text:span></text:p>
      <text:p text:style-name="Preformatted_20_Text"><text:span text:style-name="T9">sudo chown </text:span>-<text:span text:style-name="T9">R root:root MyEclipse</text:span></text:p>
      <text:p text:style-name="Preformatted_20_Text"><text:span text:style-name="T9">sudo chmod </text:span>-R +<text:span text:style-name="T9">r MyEclipse</text:span></text:p>
      <text:p text:style-name="Preformatted_20_Text"><text:span text:style-name="T9">cd .</text:span>/MyEclipse/MyEclipse\ <text:span text:style-name="T8">10</text:span>/</text:p>
      <text:p text:style-name="Preformatted_20_Text"><text:span text:style-name="T9">sudo chown </text:span>-<text:span text:style-name="T9">R root:root myeclipse</text:span></text:p>
      <text:p text:style-name="P5"><text:span text:style-name="T9">sudo chmod </text:span>-R +<text:span text:style-name="T9">r myeclipse</text:span></text:p>
      <text:p text:style-name="P5"/>
      <text:p text:style-name="Text_20_body"><text:span text:style-name="T6">4.</text:span><text:span text:style-name="T10">建立 MyEclipse 的可执行文件(这个类似 windows 里面到 exe 的概念)(注意文件路径)</text:span></text:p>
      <text:p text:style-name="Preformatted_20_Text"><text:span text:style-name="T9">$ sudo gedit </text:span>/usr/bin/<text:span text:style-name="T9">MyEclipse</text:span></text:p>
      <text:p text:style-name="Preformatted_20_Text"/>
      <text:p text:style-name="P4">这时 gedit 会打开一个编辑器,在 gedit 编辑器里面加入以下代码并保存:</text:p>
      <text:p text:style-name="Preformatted_20_Text"><text:span text:style-name="T9">#</text:span>!/bin/<text:span text:style-name="T9">sh</text:span></text:p>
      <text:p text:style-name="Preformatted_20_Text"><text:span text:style-name="T9">#export MOZILLA_FIVE_HOME</text:span>=”/usr/lib/mozilla/<text:span text:style-name="T9">”</text:span></text:p>
      <text:p text:style-name="Preformatted_20_Text"><text:span text:style-name="T9">export MYECLIPSE_HOME</text:span>=”/opt/MyEclipse/MyEclipse <text:span text:style-name="T8">10</text:span>/<text:span text:style-name="T9">myeclipse″</text:span></text:p>
      <text:p text:style-name="Preformatted_20_Text"><text:span text:style-name="T9">$MYECLIPSE_HOME</text:span>/myeclipse $*</text:p>
      <text:p text:style-name="P4">设置文件权限</text:p>
      <text:p text:style-name="P5"><text:span text:style-name="T9">$ chmod </text:span><text:span text:style-name="T8">755</text:span> /usr/bin/<text:span text:style-name="T9">MyEclipse</text:span></text:p>
      <text:p text:style-name="Text_20_body">5.（可选）<text:span text:style-name="T9">在左上角的 Applications 菜单下加 MyEclipse 的启动菜单</text:span></text:p>
      <text:p text:style-name="Preformatted_20_Text"><text:span text:style-name="T9">$ sudo gedit </text:span>/usr/share/applications/<text:span text:style-name="T9">MyEclipse.desktop</text:span></text:p>
      <text:p text:style-name="P4">在编辑器里面插入以下代码并保存</text:p>
      <text:p text:style-name="P4">[Desktop Entry]</text:p>
      <text:p text:style-name="Preformatted_20_Text"><text:span text:style-name="T9">Encoding</text:span>=UTF-<text:span text:style-name="T8">8</text:span></text:p>
      <text:p text:style-name="Preformatted_20_Text"><text:span text:style-name="T9">Name</text:span>=MyEclipse <text:span text:style-name="T8">10</text:span></text:p>
      <text:p text:style-name="Preformatted_20_Text"><text:span text:style-name="T9">Comment</text:span>=IDE <text:span text:style-name="T11">for</text:span><text:span text:style-name="T9"> JavaEE</text:span></text:p>
      <text:p text:style-name="Preformatted_20_Text"><text:span text:style-name="T9">Exec</text:span>=/opt/MyEclipse/MyEclipse\ <text:span text:style-name="T8">10</text:span>/<text:span text:style-name="T9">myeclipse</text:span></text:p>
      <text:p text:style-name="Preformatted_20_Text"><text:span text:style-name="T9">Icon</text:span>=/opt/MyEclipse/MyEclipse\ <text:span text:style-name="T8">10</text:span>/<text:span text:style-name="T9">icon.xpm</text:span></text:p>
      <text:p text:style-name="Preformatted_20_Text"><text:span text:style-name="T9">Terminal</text:span>=<text:span text:style-name="T11">false</text:span></text:p>
      <text:p text:style-name="Preformatted_20_Text"><text:span text:style-name="T9">Type</text:span>=<text:span text:style-name="T9">Application</text:span></text:p>
      <text:p text:style-name="Preformatted_20_Text"><text:span text:style-name="T9">Categories</text:span>=<text:span text:style-name="T9">GNOME;Application;Development;</text:span></text:p>
      <text:p text:style-name="P5"><text:span text:style-name="T9">StartupNotify</text:span>=<text:span text:style-name="T11">true</text:span></text:p>
      <text:p text:style-name="Preformatted_20_Text"><text:span text:style-name="T9">最后初始化启动一下 MyEclipse</text:span>!</text:p>
      <text:p text:style-name="P5"><text:span text:style-name="T9">$ </text:span>/opt/MyEclipse/MyEclipse\ <text:span text:style-name="T8">10</text:span>/myeclipse -clean</text:p>
      <text:p text:style-name="Text_20_body"/>
      <text:p text:style-name="Text_20_body"><text:soft-page-break/><text:line-break/><text:span text:style-name="T1">Step.3  JDK</text:span><text:span text:style-name="T2">：</text:span><text:span text:style-name="T3"> </text:span>（思路：把文件解压到你要的地方再配置环境变量）</text:p>
      <text:p text:style-name="Text_20_body">1. 下载SDK android-sdk_r20.0.3-linux</text:p>
      <text:p text:style-name="Text_20_body">下载地址在这里 <text:span text:style-name="T7">官网</text:span><text:a xlink:type="simple" xlink:href="http://developer.android.com/sdk/index.html" office:target-frame-name="_blank" xlink:show="new"><text:span text:style-name="T6">http://developer.android.com/sdk/index.html</text:span></text:a></text:p>
      <text:p text:style-name="Text_20_body">2. 解压</text:p>
      <text:p text:style-name="Text_20_body">$ tar -zxvf android-sdk_r16-linux.tgz<text:line-break/>解压出来是一个android-sdk-linux文件夹<text:line-break/> 将文件夹移动到安装目录 (根据实际情况，我这里是/opt/SDK)<text:line-break/>$ sudo mv android-sdk-linux /opt/SDK/<text:line-break/>$ cd /opt/SDK/<text:line-break/>$ sudo chown -R Username:Username android-sdk-linux/</text:p>
      <text:p text:style-name="Text_20_body">3、设置环境变量，用gedit打开/etc/profile文件</text:p>
      <text:p text:style-name="Text_20_body">sudo gedit /etc/profile</text:p>
      <text:p text:style-name="Text_20_body">在文件的最后面增加：</text:p>
      <text:p text:style-name="P2">export PATH=/opt/SDK/android-sdk-linux/tools:/usr/local/android-sdk-linux/platform-tools:$PATH </text:p>
      <text:p text:style-name="Text_20_body">4、<text:span text:style-name="T7">在</text:span><text:span text:style-name="T6">Eclipse</text:span><text:span text:style-name="T7">中安装</text:span><text:span text:style-name="T6">Android Development Tools(ADT)</text:span><text:span text:style-name="T7">插件</text:span><text:span text:style-name="T4">(NEW) </text:span><text:span text:style-name="T5">新版本改变</text:span></text:p>
      <text:p text:style-name="Text_20_body">本来是在网上找了很久都找不到，然后一个选项一个选项的试后找解决了，本来还想写个独家，后来发现了网上还是有的，这里懒得写，可以直接参考这个：<text:a xlink:type="simple" xlink:href="http://blog.csdn.net/huangbiao86/article/details/7264813#comments" office:target-frame-name="_blank" xlink:show="new">http://blog.csdn.net/huangbiao86/article/details/7264813#comments</text:a></text:p>
      <text:p text:style-name="Text_20_body">5、重启Myeclipse,设置SDK路径，下载</text:p>
      <text:p text:style-name="Text_20_body">选择已存在的SDK路径，然后开始打开SDK Manager下载API,我不会告诉你你会一直Fetching...</text:p>
      <text:p text:style-name="Text_20_body">给SDK Manager代理下，打开SDK Manager Setting(在打开Manager后左上方，Linux窗口都这样)，然后添加<text:a xlink:type="simple" xlink:href="http://www.google.com/" office:target-frame-name="_blank" xlink:show="new">http://www.google.com/</text:a> 80 再开就行了，到这里就可以用了。有问题欢迎提问！</text:p>
      <text:p text:style-name="Text_20_body">参考资料：</text:p>
      <text:p text:style-name="Text_20_body">1、Ubuntu下安装配置Android SDK　http://blog.csdn.net/gavin_dinggengjia/article/details/7364924</text:p>
      <text:p text:style-name="Text_20_body">2.android 的sdk在线安装失败问题处理  <text:a xlink:type="simple" xlink:href="http://www.cnblogs.com/hannover/archive/2012/09/07/2674447.html">http://www.cnblogs.com/hannover/archive/2012/09/07/2674447.html</text:a></text:p>
      <text:p text:style-name="Text_20_body">3.<text:bookmark text:name="cb_post_title_url"/><text:a xlink:type="simple" xlink:href="http://www.cnblogs.com/hellopojun/archive/2012/08/31/2664745.html">Ubuntu12.04下安装MyEclipse10</text:a></text:p>
      <text:p text:style-name="Text_20_body">4.<text:a xlink:type="simple" xlink:href="http://www.linuxso.com/linuxpeixun/34488.html">ubuntu12.04安装jdk7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黑体" svg:font-family="黑体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文泉驿正黑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</meta:initial-creator>
    <meta:creation-date>2012-10-23T19:44:39</meta:creation-date>
    <dc:date>2012-10-23T20:15:25</dc:date>
    <dc:creator>roger </dc:creator>
    <meta:editing-duration>PT13M5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3" meta:paragraph-count="82" meta:word-count="393" meta:character-count="3281" meta:non-whitespace-character-count="3198"/>
  </office:meta>
</office:document-meta>
</file>